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470000004BF1B020FABAE2D3DE.png" manifest:media-type="image/png"/>
  <manifest:file-entry manifest:full-path="Pictures/100000000000001B0000001E9AF87949BDADFBF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mic Sans MS" svg:font-family="'Comic Sans MS'" style:font-family-generic="script" style:font-pitch="variable"/>
    <style:font-face style:name="Courier New" svg:font-family="'Courier New'" style:font-family-generic="modern"/>
    <style:font-face style:name="DejaVu Sans" svg:font-family="'DejaVu Sans'" style:font-pitch="variable"/>
    <style:font-face style:name="DejaVu Sans1" svg:font-family="'DejaVu Sans'" style:font-family-generic="system" style:font-pitch="variable"/>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buntu" svg:font-family="Ubuntu"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P1" style:family="paragraph" style:parent-style-name="Footnote">
      <style:text-properties style:font-name="Verdana" officeooo:paragraph-rsid="001c47c7"/>
    </style:style>
    <style:style style:name="P2" style:family="paragraph" style:parent-style-name="Header">
      <style:paragraph-properties fo:text-align="justify" style:justify-single-word="false">
        <style:tab-stops>
          <style:tab-stop style:position="1cm"/>
          <style:tab-stop style:position="15cm" style:type="right"/>
        </style:tab-stops>
      </style:paragraph-properties>
    </style:style>
    <style:style style:name="P3" style:family="paragraph" style:parent-style-name="Header">
      <style:paragraph-properties fo:text-align="justify" style:justify-single-word="false"/>
      <style:text-properties style:font-name="Arial" fo:font-size="10pt" fo:font-weight="bold" style:font-size-asian="10pt" style:font-weight-asian="bold"/>
    </style:style>
    <style:style style:name="P4" style:family="paragraph" style:parent-style-name="Standard">
      <style:paragraph-properties fo:margin-left="-1.249cm" fo:margin-right="0cm" fo:margin-top="0cm" fo:margin-bottom="0.212cm" style:contextual-spacing="false" fo:text-align="justify" style:justify-single-word="false" fo:text-indent="0cm" style:auto-text-indent="false"/>
      <style:text-properties style:font-name="Comic Sans MS" fo:font-size="10.5pt" fo:language="ca" fo:country="ES" officeooo:rsid="00239ae0" officeooo:paragraph-rsid="00239ae0" style:font-size-asian="10.5pt" style:language-asian="zh" style:country-asian="CN" style:font-size-complex="10.5pt" style:language-complex="ar" style:country-complex="SA"/>
    </style:style>
    <style:style style:name="P5" style:family="paragraph" style:parent-style-name="Standard">
      <style:paragraph-properties fo:margin-left="-1.249cm" fo:margin-right="0cm" fo:margin-top="0cm" fo:margin-bottom="0.212cm" style:contextual-spacing="false" fo:text-align="justify" style:justify-single-word="false" fo:text-indent="0cm" style:auto-text-indent="false"/>
      <style:text-properties style:font-name="Comic Sans MS" fo:font-size="10pt" fo:language="ca" fo:country="ES" officeooo:rsid="0005bb82" officeooo:paragraph-rsid="0024f709" style:font-size-asian="10pt" style:language-asian="zh" style:country-asian="CN" style:font-size-complex="10pt" style:language-complex="ar" style:country-complex="SA"/>
    </style:style>
    <style:style style:name="P6" style:family="paragraph" style:parent-style-name="Standard">
      <loext:graphic-properties draw:fill="solid" draw:fill-color="#cccccc" draw:opacity="100%"/>
      <style:paragraph-properties fo:margin-left="-1.249cm" fo:margin-right="0cm" fo:text-align="justify" style:justify-single-word="false" fo:text-indent="0cm" style:auto-text-indent="false" fo:background-color="#cccccc"/>
      <style:text-properties style:font-name="Comic Sans MS" fo:font-size="11pt" fo:font-weight="bold" officeooo:rsid="0005bb82" officeooo:paragraph-rsid="0024f709" style:font-size-asian="11pt" style:font-weight-asian="bold" style:font-name-complex="Arial" style:font-size-complex="11pt"/>
    </style:style>
    <style:style style:name="P7" style:family="paragraph" style:parent-style-name="Standard">
      <style:paragraph-properties fo:margin-left="-1.249cm" fo:margin-right="0cm" fo:margin-top="0cm" fo:margin-bottom="0.212cm" style:contextual-spacing="false" fo:text-align="justify" style:justify-single-word="false" fo:text-indent="0cm" style:auto-text-indent="false"/>
      <style:text-properties style:font-name="Ubuntu" fo:font-size="11pt" officeooo:paragraph-rsid="0024f709" style:font-size-asian="11pt" style:font-size-complex="11pt"/>
    </style:style>
    <style:style style:name="P8" style:family="paragraph" style:parent-style-name="Text_20_body">
      <style:paragraph-properties fo:text-align="justify" style:justify-single-word="false"/>
      <style:text-properties style:font-name="Ubuntu" fo:font-size="11pt" officeooo:paragraph-rsid="00300e5c" style:font-size-asian="11pt" style:font-size-complex="11pt"/>
    </style:style>
    <style:style style:name="P9" style:family="paragraph" style:parent-style-name="aCosDeText">
      <style:paragraph-properties fo:text-align="justify" style:justify-single-word="false"/>
      <style:text-properties style:font-name="Ubuntu" fo:font-size="11pt" officeooo:paragraph-rsid="00300e5c" style:font-size-asian="11pt" style:font-size-complex="11pt"/>
    </style:style>
    <style:style style:name="P10" style:family="paragraph" style:parent-style-name="aCosDeText">
      <style:paragraph-properties fo:margin-left="-1.249cm" fo:margin-right="0cm" fo:text-align="justify" style:justify-single-word="false" fo:text-indent="0cm" style:auto-text-indent="false"/>
      <style:text-properties style:font-name="Ubuntu" fo:font-size="11pt" officeooo:paragraph-rsid="00300e5c" fo:background-color="#ffff00" style:font-size-asian="11pt" style:font-size-complex="11pt"/>
    </style:style>
    <style:style style:name="P11" style:family="paragraph" style:parent-style-name="Standard">
      <style:text-properties fo:language="es" fo:country="ES"/>
    </style:style>
    <style:style style:name="P12" style:family="paragraph" style:parent-style-name="Standard">
      <style:paragraph-properties fo:margin-top="0cm" fo:margin-bottom="0.212cm" style:contextual-spacing="false"/>
    </style:style>
    <style:style style:name="P13" style:family="paragraph" style:parent-style-name="Header" style:master-page-name="Standard">
      <style:paragraph-properties fo:text-align="justify" style:justify-single-word="false" style:page-number="auto">
        <style:tab-stops>
          <style:tab-stop style:position="1cm"/>
          <style:tab-stop style:position="15cm" style:type="right"/>
        </style:tab-stops>
      </style:paragraph-properties>
    </style:style>
    <style:style style:name="P14" style:family="paragraph" style:parent-style-name="Text_20_body" style:list-style-name="L1">
      <style:paragraph-properties fo:text-align="justify" style:justify-single-word="false"/>
      <style:text-properties style:font-name="Ubuntu" fo:font-size="11pt" officeooo:paragraph-rsid="004fb554" style:font-size-asian="11pt" style:font-size-complex="11pt"/>
    </style:style>
    <style:style style:name="P15" style:family="paragraph" style:parent-style-name="Text_20_body" style:list-style-name="L1">
      <style:paragraph-properties fo:text-align="justify" style:justify-single-word="false"/>
      <style:text-properties style:font-name="Ubuntu" fo:font-size="11pt" officeooo:paragraph-rsid="004a0b8e" style:font-size-asian="11pt" style:font-size-complex="11pt"/>
    </style:style>
    <style:style style:name="P16" style:family="paragraph" style:parent-style-name="Text_20_body" style:list-style-name="L1">
      <style:paragraph-properties fo:text-align="justify" style:justify-single-word="false"/>
      <style:text-properties style:font-name="Ubuntu" fo:font-size="11pt" officeooo:rsid="004cce75" officeooo:paragraph-rsid="004fb554" style:font-size-asian="11pt" style:font-size-complex="11pt"/>
    </style:style>
    <style:style style:name="P17" style:family="paragraph" style:parent-style-name="Text_20_body" style:list-style-name="L1">
      <style:paragraph-properties fo:text-align="justify" style:justify-single-word="false"/>
      <style:text-properties style:font-name="Ubuntu" fo:font-size="11pt" officeooo:rsid="004cce75" officeooo:paragraph-rsid="004ea7ad" style:font-size-asian="11pt" style:font-size-complex="11pt"/>
    </style:style>
    <style:style style:name="P18" style:family="paragraph" style:parent-style-name="Text_20_body" style:list-style-name="L2">
      <style:paragraph-properties fo:text-align="justify" style:justify-single-word="false"/>
      <style:text-properties style:font-name="Ubuntu" fo:font-size="11pt" fo:language="ca" fo:country="ES" style:text-underline-style="none" fo:font-weight="normal" officeooo:rsid="001deae2" officeooo:paragraph-rsid="00300e5c" style:font-size-asian="11pt" style:font-weight-asian="normal" style:font-size-complex="11pt" style:font-weight-complex="normal"/>
    </style:style>
    <style:style style:name="P19" style:family="paragraph" style:parent-style-name="Text_20_body" style:list-style-name="L2">
      <style:paragraph-properties fo:text-align="justify" style:justify-single-word="false"/>
      <style:text-properties style:font-name="Ubuntu" fo:font-size="11pt" fo:language="ca" fo:country="ES" style:text-underline-style="none" fo:font-weight="normal" officeooo:rsid="001deae2" officeooo:paragraph-rsid="004bfd54" style:font-size-asian="11pt" style:font-weight-asian="normal" style:font-size-complex="11pt" style:font-weight-complex="normal"/>
    </style:style>
    <style:style style:name="P20" style:family="paragraph" style:parent-style-name="Text_20_body" style:list-style-name="L2">
      <style:paragraph-properties fo:text-align="justify" style:justify-single-word="false"/>
      <style:text-properties style:font-name="Ubuntu" fo:font-size="11pt" fo:language="ca" fo:country="ES" style:text-underline-style="none" fo:font-weight="normal" officeooo:rsid="0021830b" officeooo:paragraph-rsid="00300e5c" style:font-size-asian="11pt" style:font-weight-asian="normal" style:font-size-complex="11pt" style:font-weight-complex="normal"/>
    </style:style>
    <style:style style:name="P21" style:family="paragraph" style:parent-style-name="Text_20_body" style:list-style-name="L2">
      <style:paragraph-properties fo:text-align="justify" style:justify-single-word="false"/>
      <style:text-properties style:font-name="Ubuntu" fo:font-size="11pt" fo:language="ca" fo:country="ES" style:text-underline-style="none" fo:font-weight="normal" officeooo:rsid="0021830b" officeooo:paragraph-rsid="004bfd54" style:font-size-asian="11pt" style:font-weight-asian="normal" style:font-size-complex="11pt" style:font-weight-complex="normal"/>
    </style:style>
    <style:style style:name="P22" style:family="paragraph" style:parent-style-name="Text_20_body" style:list-style-name="L2">
      <style:paragraph-properties fo:text-align="justify" style:justify-single-word="false"/>
      <style:text-properties style:font-name="Ubuntu" fo:font-size="11pt" fo:language="ca" fo:country="ES" style:text-underline-style="none" fo:font-weight="normal" officeooo:rsid="004bfd54" officeooo:paragraph-rsid="004bfd54" style:font-size-asian="11pt" style:font-weight-asian="normal" style:font-size-complex="11pt" style:font-weight-complex="normal"/>
    </style:style>
    <style:style style:name="P23" style:family="paragraph" style:parent-style-name="Text_20_body" style:list-style-name="L1">
      <style:paragraph-properties fo:text-align="justify" style:justify-single-word="false"/>
      <style:text-properties style:font-name="Ubuntu" fo:font-size="11pt" fo:language="ca" fo:country="ES" officeooo:paragraph-rsid="004fb554" style:font-size-asian="11pt" style:font-size-complex="11pt"/>
    </style:style>
    <style:style style:name="P24" style:family="paragraph" style:parent-style-name="Text_20_body" style:list-style-name="L2">
      <style:paragraph-properties fo:text-align="justify" style:justify-single-word="false"/>
      <style:text-properties style:font-name="Ubuntu" fo:font-size="11pt" style:text-underline-style="none" fo:font-weight="normal" officeooo:rsid="001deae2" officeooo:paragraph-rsid="00300e5c" style:font-size-asian="11pt" style:font-weight-asian="normal" style:font-size-complex="11pt" style:font-weight-complex="normal"/>
    </style:style>
    <style:style style:name="P25" style:family="paragraph" style:parent-style-name="Text_20_body" style:list-style-name="L2">
      <style:paragraph-properties fo:text-align="justify" style:justify-single-word="false"/>
      <style:text-properties style:font-name="Ubuntu" fo:font-size="11pt" style:text-underline-style="none" fo:font-weight="normal" officeooo:rsid="0021830b" officeooo:paragraph-rsid="00300e5c" style:font-size-asian="11pt" style:font-weight-asian="normal" style:font-size-complex="11pt" style:font-weight-complex="normal"/>
    </style:style>
    <style:style style:name="P26" style:family="paragraph" style:parent-style-name="Text_20_body" style:list-style-name="L1">
      <style:paragraph-properties fo:text-align="justify" style:justify-single-word="false"/>
      <style:text-properties officeooo:paragraph-rsid="004fb554"/>
    </style:style>
    <style:style style:name="P27" style:family="paragraph" style:parent-style-name="Text_20_body" style:list-style-name="L1">
      <style:paragraph-properties fo:text-align="justify" style:justify-single-word="false"/>
      <style:text-properties officeooo:paragraph-rsid="0052f7cd"/>
    </style:style>
    <style:style style:name="P28" style:family="paragraph" style:parent-style-name="Text_20_body" style:list-style-name="L1">
      <style:paragraph-properties fo:text-align="justify" style:justify-single-word="false"/>
      <style:text-properties officeooo:paragraph-rsid="005390b3"/>
    </style:style>
    <style:style style:name="P29" style:family="paragraph">
      <loext:graphic-properties draw:fill="none" draw:fill-color="#ffffff"/>
      <style:paragraph-properties style:writing-mode="lr-tb"/>
    </style:style>
    <style:style style:name="T1" style:family="text">
      <style:text-properties style:font-name="Arial" fo:font-size="10pt" style:font-size-asian="10pt"/>
    </style:style>
    <style:style style:name="T2" style:family="text">
      <style:text-properties style:font-name="Arial" fo:font-size="10pt" fo:font-weight="bold" officeooo:rsid="0013a10f" style:font-size-asian="10pt" style:font-weight-asian="bold" style:font-name-complex="Arial" style:font-size-complex="10pt" style:font-weight-complex="bold"/>
    </style:style>
    <style:style style:name="T3" style:family="text">
      <style:text-properties style:font-name="Arial" fo:font-size="10pt" fo:font-weight="bold" officeooo:rsid="0013a10f" style:font-size-asian="10pt" style:font-weight-asian="bold"/>
    </style:style>
    <style:style style:name="T4" style:family="text">
      <style:text-properties style:font-name="Arial" fo:font-size="10pt" fo:font-weight="bold" officeooo:rsid="001c47c7" style:font-size-asian="10pt" style:font-weight-asian="bold"/>
    </style:style>
    <style:style style:name="T5" style:family="text">
      <style:text-properties style:font-name="Arial" fo:font-size="10pt" fo:font-weight="bold" officeooo:rsid="002d726c" style:font-size-asian="10pt" style:font-weight-asian="bold"/>
    </style:style>
    <style:style style:name="T6" style:family="text">
      <style:text-properties officeooo:rsid="002d726c"/>
    </style:style>
    <style:style style:name="T7" style:family="text">
      <style:text-properties fo:color="#000080" loext:opacity="100%" fo:language="ca" fo:country="ES"/>
    </style:style>
    <style:style style:name="T8" style:family="text">
      <style:text-properties fo:color="#000080" loext:opacity="100%" fo:language="ca" fo:country="ES" fo:font-style="italic" style:font-style-asian="italic" style:font-style-complex="italic"/>
    </style:style>
    <style:style style:name="T9" style:family="text">
      <style:text-properties fo:color="#000080" loext:opacity="100%" fo:language="ca" fo:country="ES" fo:font-style="italic" officeooo:rsid="00300e5c" style:font-style-asian="italic" style:font-style-complex="italic"/>
    </style:style>
    <style:style style:name="T10" style:family="text">
      <style:text-properties fo:color="#000080" loext:opacity="100%" fo:language="ca" fo:country="ES" fo:font-style="italic" officeooo:rsid="004a0b8e" style:font-style-asian="italic" style:font-style-complex="italic"/>
    </style:style>
    <style:style style:name="T11" style:family="text">
      <style:text-properties fo:color="#000080" loext:opacity="100%" fo:language="ca" fo:country="ES" fo:font-style="italic" officeooo:rsid="004a0b8e" style:font-name-asian="Times New Roman" style:language-asian="zh" style:country-asian="CN" style:font-style-asian="italic" style:font-name-complex="Times New Roman" style:language-complex="ar" style:country-complex="SA" style:font-style-complex="italic"/>
    </style:style>
    <style:style style:name="T12" style:family="text">
      <style:text-properties fo:color="#000080" loext:opacity="100%" fo:language="ca" fo:country="ES" officeooo:rsid="004fb554" style:font-name-asian="Times New Roman" style:language-asian="zh" style:country-asian="CN" style:font-name-complex="Times New Roman" style:language-complex="ar" style:country-complex="SA"/>
    </style:style>
    <style:style style:name="T13" style:family="text">
      <style:text-properties fo:color="#000080" loext:opacity="100%" fo:language="ca" fo:country="ES" officeooo:rsid="004cce75"/>
    </style:style>
    <style:style style:name="T14" style:family="text">
      <style:text-properties fo:color="#000080" loext:opacity="100%" fo:font-style="italic" officeooo:rsid="004a0b8e" style:font-style-asian="italic" style:font-style-complex="italic"/>
    </style:style>
    <style:style style:name="T15" style:family="text">
      <style:text-properties fo:color="#000080" loext:opacity="100%" style:font-name="Ubuntu" fo:font-size="11pt" fo:language="ca" fo:country="ES" fo:font-style="italic" officeooo:rsid="00300e5c" style:font-size-asian="11pt" style:font-style-asian="italic" style:font-size-complex="11pt" style:font-style-complex="italic"/>
    </style:style>
    <style:style style:name="T16" style:family="text">
      <style:text-properties fo:color="#000080" loext:opacity="100%" style:font-name="Ubuntu" fo:font-size="11pt" fo:language="ca" fo:country="ES" fo:font-style="italic" officeooo:rsid="004a0b8e" style:font-size-asian="11pt" style:font-style-asian="italic" style:font-size-complex="11pt" style:font-style-complex="italic"/>
    </style:style>
    <style:style style:name="T17" style:family="text">
      <style:text-properties fo:color="#000080" loext:opacity="100%" style:font-name="Ubuntu" fo:font-size="11pt" fo:language="ca" fo:country="ES" fo:font-style="italic" officeooo:rsid="004fb554" style:font-size-asian="11pt" style:font-style-asian="italic" style:font-size-complex="11pt" style:font-style-complex="italic"/>
    </style:style>
    <style:style style:name="T18" style:family="text">
      <style:text-properties fo:color="#000080" loext:opacity="100%" style:font-name="Ubuntu" fo:font-size="11pt" fo:language="ca" fo:country="ES" fo:font-style="italic" officeooo:rsid="005390b3" style:font-size-asian="11pt" style:font-style-asian="italic" style:font-size-complex="11pt" style:font-style-complex="italic"/>
    </style:style>
    <style:style style:name="T19" style:family="text">
      <style:text-properties fo:color="#000080" loext:opacity="100%" style:font-name="Ubuntu" fo:font-size="11pt" fo:language="ca" fo:country="ES" fo:font-style="italic" officeooo:rsid="004a0b8e" style:font-name-asian="Times New Roman" style:font-size-asian="11pt" style:language-asian="zh" style:country-asian="CN" style:font-style-asian="italic" style:font-name-complex="Times New Roman" style:font-size-complex="11pt" style:language-complex="ar" style:country-complex="SA" style:font-style-complex="italic"/>
    </style:style>
    <style:style style:name="T20" style:family="text">
      <style:text-properties fo:color="#000080" loext:opacity="100%" style:font-name="Ubuntu" fo:font-size="11pt" fo:language="ca" fo:country="ES" fo:font-style="italic" officeooo:rsid="004fb554" style:font-name-asian="Times New Roman" style:font-size-asian="11pt" style:language-asian="zh" style:country-asian="CN" style:font-style-asian="italic" style:font-name-complex="Times New Roman" style:font-size-complex="11pt" style:language-complex="ar" style:country-complex="SA" style:font-style-complex="italic"/>
    </style:style>
    <style:style style:name="T21" style:family="text">
      <style:text-properties fo:color="#000080" loext:opacity="100%" style:font-name="Ubuntu" fo:font-size="11pt" fo:language="ca" fo:country="ES" fo:font-style="italic" officeooo:rsid="0052f7cd" style:font-name-asian="Times New Roman" style:font-size-asian="11pt" style:language-asian="zh" style:country-asian="CN" style:font-style-asian="italic" style:font-name-complex="Times New Roman" style:font-size-complex="11pt" style:language-complex="ar" style:country-complex="SA" style:font-style-complex="italic"/>
    </style:style>
    <style:style style:name="T22" style:family="text">
      <style:text-properties fo:color="#000080" loext:opacity="100%" style:font-name="Ubuntu" fo:font-size="11pt" fo:language="ca" fo:country="ES" fo:font-style="italic" officeooo:rsid="005390b3" style:font-name-asian="Times New Roman" style:font-size-asian="11pt" style:language-asian="zh" style:country-asian="CN" style:font-style-asian="italic" style:font-name-complex="Times New Roman" style:font-size-complex="11pt" style:language-complex="ar" style:country-complex="SA" style:font-style-complex="italic"/>
    </style:style>
    <style:style style:name="T23" style:family="text">
      <style:text-properties style:use-window-font-color="true" loext:opacity="0%" style:font-name="Ubuntu" fo:font-size="11pt" fo:language="ca" fo:country="ES" style:font-size-asian="11pt" style:font-size-complex="11pt"/>
    </style:style>
    <style:style style:name="T24" style:family="text">
      <style:text-properties style:use-window-font-color="true" loext:opacity="0%" style:font-name="Ubuntu" fo:font-size="11pt" fo:language="ca" fo:country="ES" officeooo:rsid="003e9ccb" style:font-size-asian="11pt" style:font-size-complex="11pt"/>
    </style:style>
    <style:style style:name="T25" style:family="text">
      <style:text-properties style:use-window-font-color="true" loext:opacity="0%" style:font-name="Ubuntu" fo:font-size="11pt" fo:language="ca" fo:country="ES" officeooo:rsid="0031d1fe" style:font-size-asian="11pt" style:font-size-complex="11pt"/>
    </style:style>
    <style:style style:name="T26" style:family="text">
      <style:text-properties style:use-window-font-color="true" loext:opacity="0%" style:font-name="Ubuntu" fo:font-size="11pt" fo:language="ca" fo:country="ES" officeooo:rsid="004fb554" style:font-size-asian="11pt" style:font-size-complex="11pt"/>
    </style:style>
    <style:style style:name="T27" style:family="text">
      <style:text-properties style:use-window-font-color="true" loext:opacity="0%" style:font-name="Ubuntu" fo:font-size="11pt" fo:language="ca" fo:country="ES" officeooo:rsid="00300e5c" style:font-size-asian="11pt" style:font-size-complex="11pt"/>
    </style:style>
    <style:style style:name="T28" style:family="text">
      <style:text-properties style:use-window-font-color="true" loext:opacity="0%" style:font-name="Ubuntu" fo:font-size="11pt" fo:language="ca" fo:country="ES" officeooo:rsid="003d0be7" style:font-size-asian="11pt" style:font-size-complex="11pt"/>
    </style:style>
    <style:style style:name="T29" style:family="text">
      <style:text-properties style:use-window-font-color="true" loext:opacity="0%" style:font-name="Ubuntu" fo:font-size="11pt" fo:language="ca" fo:country="ES" officeooo:rsid="003c31b2" style:font-size-asian="11pt" style:font-size-complex="11pt"/>
    </style:style>
    <style:style style:name="T30" style:family="text">
      <style:text-properties style:use-window-font-color="true" loext:opacity="0%" style:font-name="Ubuntu" fo:font-size="11pt" fo:language="ca" fo:country="ES" officeooo:rsid="004462cc" style:font-size-asian="11pt" style:font-size-complex="11pt"/>
    </style:style>
    <style:style style:name="T31" style:family="text">
      <style:text-properties style:use-window-font-color="true" loext:opacity="0%" style:font-name="Ubuntu" fo:font-size="11pt" fo:language="ca" fo:country="ES" fo:font-style="italic" style:font-size-asian="11pt" style:font-style-asian="italic" style:font-size-complex="11pt" style:font-style-complex="italic"/>
    </style:style>
    <style:style style:name="T32" style:family="text">
      <style:text-properties style:use-window-font-color="true" loext:opacity="0%" style:font-name="Ubuntu" fo:font-size="11pt" fo:language="ca" fo:country="ES" fo:font-style="italic" officeooo:rsid="004fb554" style:font-name-asian="Times New Roman" style:font-size-asian="11pt" style:language-asian="zh" style:country-asian="CN" style:font-style-asian="italic" style:font-name-complex="Times New Roman" style:font-size-complex="11pt" style:language-complex="ar" style:country-complex="SA" style:font-style-complex="italic"/>
    </style:style>
    <style:style style:name="T33" style:family="text">
      <style:text-properties style:use-window-font-color="true" loext:opacity="0%" style:font-name="Ubuntu" fo:font-size="11pt" fo:language="ca" fo:country="ES" style:font-name-asian="Times New Roman" style:font-size-asian="11pt" style:language-asian="zh" style:country-asian="CN" style:font-name-complex="Times New Roman" style:font-size-complex="11pt" style:language-complex="ar" style:country-complex="SA"/>
    </style:style>
    <style:style style:name="T34" style:family="text">
      <style:text-properties style:use-window-font-color="true" loext:opacity="0%" style:font-name="Ubuntu" fo:font-size="11pt" fo:language="ca" fo:country="ES" officeooo:rsid="002d08b4" style:font-name-asian="Times New Roman" style:font-size-asian="11pt" style:language-asian="zh" style:country-asian="CN" style:font-name-complex="Times New Roman" style:font-size-complex="11pt" style:language-complex="ar" style:country-complex="SA"/>
    </style:style>
    <style:style style:name="T35" style:family="text">
      <style:text-properties style:use-window-font-color="true" loext:opacity="0%" style:font-name="Ubuntu" fo:font-size="11pt" fo:language="ca" fo:country="ES" officeooo:rsid="004fb554" style:font-name-asian="Times New Roman" style:font-size-asian="11pt" style:language-asian="zh" style:country-asian="CN" style:font-name-complex="Times New Roman" style:font-size-complex="11pt" style:language-complex="ar" style:country-complex="SA"/>
    </style:style>
    <style:style style:name="T36" style:family="text">
      <style:text-properties style:use-window-font-color="true" loext:opacity="0%" style:font-name="Ubuntu" fo:font-size="11pt" fo:language="ca" fo:country="ES" fo:font-weight="bold" style:font-size-asian="11pt" style:font-weight-asian="bold" style:font-size-complex="11pt" style:font-weight-complex="bold"/>
    </style:style>
    <style:style style:name="T37" style:family="text">
      <style:text-properties style:use-window-font-color="true" loext:opacity="0%" style:font-name="Ubuntu" fo:font-size="11pt" fo:language="ca" fo:country="ES" fo:font-weight="bold" officeooo:rsid="0031d1fe" style:font-size-asian="11pt" style:font-weight-asian="bold" style:font-size-complex="11pt" style:font-weight-complex="bold"/>
    </style:style>
    <style:style style:name="T38" style:family="text">
      <style:text-properties style:use-window-font-color="true" loext:opacity="0%" fo:language="ca" fo:country="ES" style:font-name-asian="Times New Roman" style:language-asian="zh" style:country-asian="CN" style:font-name-complex="Times New Roman" style:language-complex="ar" style:country-complex="SA"/>
    </style:style>
    <style:style style:name="T39" style:family="text">
      <style:text-properties style:use-window-font-color="true" loext:opacity="0%" fo:language="ca" fo:country="ES" officeooo:rsid="004fb554" style:font-name-asian="Times New Roman" style:language-asian="zh" style:country-asian="CN" style:font-name-complex="Times New Roman" style:language-complex="ar" style:country-complex="SA"/>
    </style:style>
    <style:style style:name="T40" style:family="text">
      <style:text-properties style:use-window-font-color="true" loext:opacity="0%" style:font-name="Arial" fo:font-size="10pt" fo:language="ca" fo:country="ES" officeooo:rsid="00488dc9" style:font-name-asian="Times New Roman" style:font-size-asian="10pt" style:language-asian="zh" style:country-asian="CN" style:font-name-complex="Times New Roman" style:font-size-complex="12pt" style:language-complex="ar" style:country-complex="SA"/>
    </style:style>
    <style:style style:name="T41" style:family="text">
      <style:text-properties officeooo:rsid="00300e5c"/>
    </style:style>
    <style:style style:name="T42" style:family="text">
      <style:text-properties officeooo:rsid="0031d1fe"/>
    </style:style>
    <style:style style:name="T43" style:family="text">
      <style:text-properties fo:background-color="#ffff00" loext:char-shading-value="0"/>
    </style:style>
    <style:style style:name="T44" style:family="text">
      <style:text-properties style:font-name="Ubuntu" fo:font-size="11pt" style:font-size-asian="11pt" style:font-size-complex="11pt"/>
    </style:style>
    <style:style style:name="T45" style:family="text">
      <style:text-properties style:font-name="Ubuntu" fo:font-size="11pt" officeooo:rsid="002d726c" style:font-size-asian="11pt" style:font-size-complex="11pt"/>
    </style:style>
    <style:style style:name="T46" style:family="text">
      <style:text-properties style:font-name="Ubuntu" fo:font-size="11pt" officeooo:rsid="002d08b4" style:font-size-asian="11pt" style:font-size-complex="11pt"/>
    </style:style>
    <style:style style:name="T47" style:family="text">
      <style:text-properties fo:language="ca" fo:country="ES"/>
    </style:style>
    <style:style style:name="T48" style:family="text">
      <style:text-properties fo:language="ca" fo:country="ES" officeooo:rsid="00239ae0" style:language-asian="zh" style:country-asian="CN" style:language-complex="ar" style:country-complex="SA"/>
    </style:style>
    <style:style style:name="T49" style:family="text">
      <style:text-properties fo:language="ca" fo:country="ES" fo:font-style="italic" style:font-style-asian="italic" style:font-style-complex="italic"/>
    </style:style>
    <style:style style:name="T50" style:family="text">
      <style:text-properties fo:language="ca" fo:country="ES" fo:font-style="italic" officeooo:rsid="0037700b" style:font-style-asian="italic" style:font-style-complex="italic"/>
    </style:style>
    <style:style style:name="T51" style:family="text">
      <style:text-properties fo:language="ca" fo:country="ES" fo:font-style="italic" officeooo:rsid="004462cc" style:font-style-asian="italic" style:font-style-complex="italic"/>
    </style:style>
    <style:style style:name="T52" style:family="text">
      <style:text-properties fo:language="ca" fo:country="ES" fo:font-style="italic" officeooo:rsid="004cce75" style:font-style-asian="italic" style:font-style-complex="italic"/>
    </style:style>
    <style:style style:name="T53" style:family="text">
      <style:text-properties fo:language="ca" fo:country="ES" fo:font-style="italic" officeooo:rsid="004fb554" style:font-style-asian="italic" style:font-style-complex="italic"/>
    </style:style>
    <style:style style:name="T54" style:family="text">
      <style:text-properties fo:language="ca" fo:country="ES" officeooo:rsid="001deae2"/>
    </style:style>
    <style:style style:name="T55" style:family="text">
      <style:text-properties fo:language="ca" fo:country="ES" style:text-underline-style="solid" style:text-underline-width="auto" style:text-underline-color="font-color" fo:font-weight="bold" officeooo:rsid="001deae2" style:font-weight-asian="bold" style:font-weight-complex="bold"/>
    </style:style>
    <style:style style:name="T56" style:family="text">
      <style:text-properties fo:language="ca" fo:country="ES" officeooo:rsid="00300e5c"/>
    </style:style>
    <style:style style:name="T57" style:family="text">
      <style:text-properties fo:language="ca" fo:country="ES" fo:font-weight="bold" style:font-weight-asian="bold" style:font-weight-complex="bold"/>
    </style:style>
    <style:style style:name="T58" style:family="text">
      <style:text-properties fo:language="ca" fo:country="ES" officeooo:rsid="0038f5e2"/>
    </style:style>
    <style:style style:name="T59" style:family="text">
      <style:text-properties fo:language="ca" fo:country="ES" officeooo:rsid="00470369"/>
    </style:style>
    <style:style style:name="T60" style:family="text">
      <style:text-properties fo:language="ca" fo:country="ES" officeooo:rsid="00488dc9"/>
    </style:style>
    <style:style style:name="T61" style:family="text">
      <style:text-properties fo:language="ca" fo:country="ES" officeooo:rsid="004a0b8e"/>
    </style:style>
    <style:style style:name="T62" style:family="text">
      <style:text-properties fo:language="ca" fo:country="ES" officeooo:rsid="004bfd54"/>
    </style:style>
    <style:style style:name="T63" style:family="text">
      <style:text-properties fo:language="ca" fo:country="ES" officeooo:rsid="004cce75"/>
    </style:style>
    <style:style style:name="T64" style:family="text">
      <style:text-properties fo:language="ca" fo:country="ES" officeooo:rsid="004fb554"/>
    </style:style>
    <style:style style:name="T65" style:family="text">
      <style:text-properties officeooo:rsid="0037700b"/>
    </style:style>
    <style:style style:name="T66" style:family="text">
      <style:text-properties officeooo:rsid="004bfd54"/>
    </style:style>
    <style:style style:name="T67" style:family="text">
      <style:text-properties officeooo:rsid="004cce75"/>
    </style:style>
    <style:style style:name="T68" style:family="text">
      <style:text-properties officeooo:rsid="004ea7ad"/>
    </style:style>
    <style:style style:name="fr1" style:family="graphic" style:parent-style-name="Graphics">
      <style:graphic-properties fo:margin-left="0.319cm" fo:margin-right="0.319cm" style:wrap="run-through" style:number-wrapped-paragraphs="no-limit" style:vertical-pos="from-top" style:vertical-rel="page"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35cm" svg:stroke-color="#000000" draw:stroke-linejoin="miter" draw:fill="none" draw:fill-color="#ffffff" draw:textarea-horizontal-align="left" draw:textarea-vertical-align="middle" draw:auto-grow-height="false" fo:min-height="1.071cm" fo:min-width="16.101cm" fo:padding-top="0.229cm" fo:padding-bottom="0.229cm" fo:padding-left="0.441cm" fo:padding-right="0.441cm" fo:wrap-option="no-wrap" style:writing-mode="lr-tb"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gràfics1" text:anchor-type="char" svg:x="-0.953cm" svg:y="2.499cm" svg:width="0.713cm" svg:height="0.792cm" draw:z-index="3"><draw:image xlink:href="Pictures/100000000000001B0000001E9AF87949BDADFBFF.jpg" xlink:type="simple" xlink:show="embed" xlink:actuate="onLoad" draw:mime-type="image/jpeg"/></draw:frame><draw:custom-shape text:anchor-type="char" draw:z-index="4" draw:name="Forma1" draw:style-name="gr1" draw:text-style-name="P29" svg:width="17.146cm" svg:height="1.692cm" svg:x="-1.27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Generalitat de Catalunya <text:s text:c="51"/></text:span><text:span text:style-name="T2">Sistemes Microinformàtics i Xarxes</text:span></text:p>
      <text:p text:style-name="P2"><text:span text:style-name="T1">Departament d’</text:span><text:span text:style-name="T40">Educació</text:span><text:span text:style-name="T1"> <text:s text:c="31"/><text:tab/> </text:span><text:span text:style-name="T3">Mòdul </text:span><text:span text:style-name="T4">4</text:span><text:span text:style-name="T3">: </text:span><text:span text:style-name="T4">Sistemes Operatius en Xarxa </text:span><text:span text:style-name="T5">UF3</text:span></text:p>
      <text:p text:style-name="P3">I<text:span text:style-name="T6">N</text:span>S <text:span text:style-name="T6">Provençana</text:span> <text:s text:c="99"/></text:p>
      <text:p text:style-name="P12"/>
      <text:p text:style-name="P11"/>
      <text:p text:style-name="P6"><text:tab/>Pràctica 1: Compartir <text:span text:style-name="T42">Carpetes</text:span> Windows </text:p>
      <text:p text:style-name="P4"/>
      <text:p text:style-name="P7"><text:span text:style-name="T48"><text:tab/></text:span><text:span text:style-name="T43">Objectius generals de la pràctica</text:span></text:p>
      <text:p text:style-name="P9">Aplicar els coneixements sobre recursos compartits en sistemes Windows <text:span text:style-name="T65">2019</text:span> Server, així com administrar els permisos, les quotes, els filtres i la configuració dels clients.</text:p>
      <text:p text:style-name="P10">Desenvolupament de la pràctica</text:p>
      <text:list xml:id="list719622780" text:style-name="L1">
        <text:list-item>
          <text:p text:style-name="P14"><text:span text:style-name="T47">Utilitz</text:span><text:span text:style-name="T62">ar </text:span><text:span text:style-name="T49">Microsoft Windows </text:span><text:span text:style-name="T50">201</text:span><text:span text:style-name="T51">9</text:span><text:span text:style-name="T47"> com a servidor </text:span><text:span text:style-name="T62">d’AD i Servidor de dades </text:span><text:span text:style-name="T47">i </text:span><text:span text:style-name="T49">Windows </text:span><text:span text:style-name="T53">11</text:span><text:span text:style-name="T47"> com a client.</text:span></text:p>
        </text:list-item>
      </text:list>
      <text:p text:style-name="P8"><text:span text:style-name="T54"><text:tab/></text:span><text:span text:style-name="T55">Material</text:span></text:p>
      <text:list text:style-name="L2">
        <text:list-item>
          <text:p text:style-name="P18">Windows Server <text:span text:style-name="T65">2019</text:span></text:p>
          <text:list>
            <text:list-item>
              <text:p text:style-name="P19"><text:span text:style-name="T66">Funció: </text:span>Controlador de domini</text:p>
            </text:list-item>
            <text:list-item>
              <text:p text:style-name="P18">Nom del host del servidor: <text:span text:style-name="T66">AD</text:span> <text:s/></text:p>
            </text:list-item>
            <text:list-item>
              <text:p text:style-name="P20">IP: 192.168.<text:span text:style-name="T66">24</text:span>.<text:span text:style-name="T66">2</text:span></text:p>
            </text:list-item>
          </text:list>
        </text:list-item>
        <text:list-item>
          <text:p text:style-name="P19">Windows Server <text:span text:style-name="T65">2019</text:span></text:p>
          <text:list>
            <text:list-item>
              <text:p text:style-name="P22">Funció: Servidor de dades</text:p>
            </text:list-item>
            <text:list-item>
              <text:p text:style-name="P19">Nom del host del servidor: <text:span text:style-name="T66">SD</text:span> <text:s/></text:p>
            </text:list-item>
            <text:list-item>
              <text:p text:style-name="P21">IP: 192.168.<text:span text:style-name="T66">24</text:span>.<text:span text:style-name="T66">2</text:span></text:p>
            </text:list-item>
          </text:list>
        </text:list-item>
        <text:list-item>
          <text:p text:style-name="P24">Windows (Client)</text:p>
          <text:list>
            <text:list-item>
              <text:p text:style-name="P24">Nom del host client: <text:span text:style-name="T41">CLIENT</text:span></text:p>
            </text:list-item>
            <text:list-item>
              <text:p text:style-name="P25">IP: 192.168.<text:span text:style-name="T66">24</text:span>.<text:span text:style-name="T66">3</text:span></text:p>
            </text:list-item>
          </text:list>
        </text:list-item>
      </text:list>
      <text:list xml:id="list114458878125715" text:continue-list="list719622780" text:style-name="L1">
        <text:list-item>
          <text:p text:style-name="P14"><text:span text:style-name="T47">Activeu la funció d'</text:span><text:span text:style-name="T49">Active Directory en </text:span><text:span text:style-name="T52">la màquina controladora de domini </text:span><text:span text:style-name="T47">i creeu un nou domini amb el nom </text:span><text:span text:style-name="T56">CLAS</text:span><text:span text:style-name="T58">S</text:span><text:span text:style-name="T56">E</text:span><text:span text:style-name="T59">SMX2</text:span><text:span text:style-name="T60">A</text:span><text:span text:style-name="T56">M</text:span><text:span text:style-name="T61">0</text:span><text:span text:style-name="T56">4</text:span><text:span text:style-name="T61">INICIALS</text:span><text:span text:style-name="T56">.</text:span><text:span text:style-name="T61">FOO</text:span><text:span text:style-name="T56"> </text:span><text:span text:style-name="T61">Ej (</text:span><text:span text:style-name="T56">CLAS</text:span><text:span text:style-name="T58">S</text:span><text:span text:style-name="T56">E</text:span><text:span text:style-name="T59">SMX2</text:span><text:span text:style-name="T60">A</text:span><text:span text:style-name="T56">M</text:span><text:span text:style-name="T61">0</text:span><text:span text:style-name="T56">4</text:span><text:span text:style-name="T63">VR</text:span><text:span text:style-name="T56">.</text:span><text:span text:style-name="T61">FOO)</text:span><text:span text:style-name="T56">. </text:span><text:span text:style-name="T10">(0,25 punts)</text:span></text:p>
        </text:list-item>
        <text:list-item>
          <text:p text:style-name="P23">Afegiu <text:span text:style-name="T67">tant el servidor de dades com </text:span>la màquina <text:span text:style-name="T65">client </text:span><text:span text:style-name="T67">al domini creat al punt </text:span><text:span text:style-name="T68">2</text:span>. <text:span text:style-name="T14">(0,25 punts)</text:span></text:p>
        </text:list-item>
        <text:list-item>
          <text:p text:style-name="P16"><text:span text:style-name="T56">A </text:span><text:span text:style-name="T47">la màquina que farà de Servidor de dades, reduïu el disc que actualment conté el SO i creeu dos volums amb la següent estructura: </text:span><text:span text:style-name="T10">(0,25 punts)</text:span></text:p>
          <text:list>
            <text:list-item>
              <text:p text:style-name="P17">Disc dur D (etiqueta dades generals): 20GB</text:p>
            </text:list-item>
            <text:list-item>
              <text:p text:style-name="P17">Disc dur E (etiqueta dades departamentals): 15GB</text:p>
            </text:list-item>
          </text:list>
        </text:list-item>
        <text:list-item>
          <text:p text:style-name="P14"><text:span text:style-name="T47">Creeu la unitat organitzativa </text:span><text:span text:style-name="T13">Hospitalet</text:span><text:span text:style-name="T47">. Dins d'aquesta creeu un </text:span><text:span text:style-name="T7">usuari</text:span><text:span text:style-name="T47"> amb el vostre nom i el grup </text:span><text:span text:style-name="T56">Alumnes.</text:span><text:span text:style-name="T47"> </text:span><text:span text:style-name="T10">(0,25 punts)</text:span></text:p>
        </text:list-item>
        <text:list-item>
          <text:p text:style-name="P15"><text:span text:style-name="T47">Amb el compte d'usuari creat, entreu a la màquina client i creeu la carpeta </text:span><text:a xlink:type="simple" xlink:href="file:///C:/Compartida" text:style-name="Internet_20_link" text:visited-style-name="Visited_20_Internet_20_Link"><text:span text:style-name="T8">C:\</text:span>Compartida</text:a><text:span text:style-name="T9">. </text:span><text:span text:style-name="T10">(0,25 punts)</text:span></text:p>
        </text:list-item>
        <text:list-item>
          <text:p text:style-name="P15"><text:soft-page-break/><text:span text:style-name="T47">Dins d'aquest recurs </text:span><text:span text:style-name="T56">feu que </text:span><text:span text:style-name="T47">ningú hi </text:span><text:span text:style-name="T64">tingui</text:span><text:span text:style-name="T47"> accés, ni a través de la xarxa ni localment, excepte el grup </text:span><text:span text:style-name="T56">Alumnes</text:span><text:span text:style-name="T47">, que tindrà accés de lectura i el grup d'administradors, que hi tindrà accés total. També tindrà permisos d'accés total l'usuari que heu creat </text:span><text:span text:style-name="T56">(el vostre nom)</text:span><text:span text:style-name="T47">. </text:span><text:span text:style-name="T57">Expliqueu</text:span><text:span text:style-name="T47"> com i quins permisos assigneu. </text:span><text:span text:style-name="T9"><text:s/></text:span><text:span text:style-name="T10">(0,5 punts)</text:span></text:p>
        </text:list-item>
        <text:list-item>
          <text:p text:style-name="P15"><text:span text:style-name="T57">Mostreu</text:span><text:span text:style-name="T47"> com publicar aquest recurs a l'Active Directory dins de la unitat organitzativa </text:span><text:span text:style-name="T12">Hospitalet</text:span><text:span text:style-name="T7">.</text:span><text:span text:style-name="T9"> </text:span><text:span text:style-name="T10">(0,25 punts)</text:span></text:p>
        </text:list-item>
        <text:list-item>
          <text:p text:style-name="P14"><text:span text:style-name="T38">Al servidor de dades, </text:span><text:span text:style-name="T39">creeu una carpeta al disc E amb el vostre nom on només tindrà accés el vostre usuari i ningú mes. </text:span><text:span text:style-name="T11">(0,25 punts)</text:span></text:p>
        </text:list-item>
        <text:list-item>
          <text:p text:style-name="P26"><text:span text:style-name="T23">Des del </text:span><text:span text:style-name="T26">client</text:span><text:span text:style-name="T23">, feu ús de la comanda</text:span><text:span text:style-name="T31"> net use</text:span><text:span text:style-name="T23"> per connectar-vos al recurs publicat amb el vostre usuari. Comproveu que teniu accés total i </text:span><text:span text:style-name="T36">expliqueu </text:span><text:span text:style-name="T23">com ho heu fet. </text:span><text:span text:style-name="T15"><text:s/></text:span><text:span text:style-name="T16">(</text:span><text:span text:style-name="T17">0,5</text:span><text:span text:style-name="T16"> punt</text:span><text:span text:style-name="T17">s</text:span><text:span text:style-name="T16">)</text:span></text:p>
        </text:list-item>
        <text:list-item>
          <text:p text:style-name="P26"><text:span text:style-name="T23">La comanda </text:span><text:span text:style-name="T31">net session</text:span><text:span text:style-name="T23"> ens permet veure les sessions connectades a la nostra màquina. Entreu </text:span><text:span text:style-name="T26">a la màquina servidor de dades, </text:span><text:span text:style-name="T23">Obriu la línia de comandes i escriviu </text:span><text:span text:style-name="T31">net session</text:span><text:span text:style-name="T23">. Què hi veieu?</text:span><text:span text:style-name="T15"> </text:span><text:span text:style-name="T16">(</text:span><text:span text:style-name="T17">0,25</text:span><text:span text:style-name="T16"> punt</text:span><text:span text:style-name="T17">s</text:span><text:span text:style-name="T16">)</text:span></text:p>
        </text:list-item>
        <text:list-item>
          <text:p text:style-name="P26"><text:span text:style-name="T35">C</text:span><text:span text:style-name="T33">om desconnectaries la sessió que hi ha oberta </text:span><text:span text:style-name="T35">mitjançant </text:span><text:span text:style-name="T32">net session</text:span><text:span text:style-name="T33">? </text:span><text:span text:style-name="T19">(</text:span><text:span text:style-name="T20">0,25</text:span><text:span text:style-name="T19"> punt</text:span><text:span text:style-name="T20">s</text:span><text:span text:style-name="T19">)</text:span></text:p>
        </text:list-item>
        <text:list-item>
          <text:p text:style-name="P26"><text:span text:style-name="T35">Com podries veure de manera gràfica quines sessions hi ha obertes i quines recursos han sigut oberts al servidor de dades? </text:span><text:span text:style-name="T19">(</text:span><text:span text:style-name="T20">0,5</text:span><text:span text:style-name="T19"> punt</text:span><text:span text:style-name="T20">s</text:span><text:span text:style-name="T19">)</text:span></text:p>
        </text:list-item>
        <text:list-item>
          <text:p text:style-name="P26"><text:span text:style-name="T23">Com faries per </text:span><text:span text:style-name="T30">a </text:span><text:span text:style-name="T23">què els usuaris tinguessin accés al recurs compartit encara que estiguessin desconnectats de la xarxa? </text:span><text:span text:style-name="T15"><text:s/></text:span><text:span text:style-name="T19">(</text:span><text:span text:style-name="T20">0,5</text:span><text:span text:style-name="T19"> punt</text:span><text:span text:style-name="T20">s</text:span><text:span text:style-name="T19">)</text:span></text:p>
        </text:list-item>
        <text:list-item>
          <text:p text:style-name="P26"><text:span text:style-name="T23">Esbrina quina informació ens donen les comandes: </text:span><text:span text:style-name="T31">net share</text:span><text:span text:style-name="T23"> i </text:span><text:span text:style-name="T31">net view</text:span><text:span text:style-name="T23">. Podeu utilitzar l'ajuda oficial de </text:span><text:span text:style-name="T24">Microsoft</text:span><text:span text:style-name="T23"> Technet. (</text:span><text:a xlink:type="simple" xlink:href="http://technet.microsoft.com/" text:style-name="Internet_20_link" text:visited-style-name="Visited_20_Internet_20_Link"><text:span text:style-name="T44">http://technet.microsoft.com</text:span></text:a><text:span text:style-name="T23">). </text:span><text:span text:style-name="T15"><text:s/></text:span><text:span text:style-name="T19">(</text:span><text:span text:style-name="T20">0,5</text:span><text:span text:style-name="T19"> punt</text:span><text:span text:style-name="T20">s</text:span><text:span text:style-name="T19">)</text:span></text:p>
        </text:list-item>
        <text:list-item>
          <text:p text:style-name="P27"><text:span text:style-name="T33">Al controlador de domini, crea un nou usuari anomenat «test» que pertany al nou grup d’usuaris «prova». Al servidor de fitxers, crea un recurs a </text:span><text:a xlink:type="simple" xlink:href="../../../../../test" text:style-name="Internet_20_link" text:visited-style-name="Visited_20_Internet_20_Link">E:\test</text:a><text:span text:style-name="T33"> i mitjançant el servei d’arxius i emmagatzematge, comparteix aquesta carpeta per a l’usuari «test», el grup «prova» i els «administradors». </text:span><text:span text:style-name="T19">(</text:span><text:span text:style-name="T20">0,5</text:span><text:span text:style-name="T19"> punt</text:span><text:span text:style-name="T20">s</text:span><text:span text:style-name="T19">)</text:span></text:p>
        </text:list-item>
        <text:list-item>
          <text:p text:style-name="P27"><text:span text:style-name="T33">Dins del recurs </text:span><text:a xlink:type="simple" xlink:href="../../../../../test" text:style-name="Internet_20_link" text:visited-style-name="Visited_20_Internet_20_Link">E:\test</text:a><text:span text:style-name="T33">, crea una carpeta «diralumne» on només ha de tindre permisos de control total l’usuari creat al punt 5. Es possible? Com pots fer-ho tenint en compte els problemes d’herència de permisos?</text:span><text:span text:style-name="T21"> </text:span><text:span text:style-name="T19">(</text:span><text:span text:style-name="T20">0,5</text:span><text:span text:style-name="T19"> punt</text:span><text:span text:style-name="T20">s</text:span><text:span text:style-name="T19">)</text:span></text:p>
        </text:list-item>
        <text:list-item>
          <text:p text:style-name="P26"><text:span text:style-name="T23">Cre</text:span><text:span text:style-name="T26">a</text:span><text:span text:style-name="T23"> una carpeta al </text:span><text:span text:style-name="T26">servidor de dades amb nom D</text:span><text:span text:style-name="T23">:\</text:span><text:span text:style-name="T27">apunts</text:span><text:span text:style-name="T23">, i compartiu-la de forma oculta, amb permisos de control total per al grup </text:span><text:span text:style-name="T29">Alumnes</text:span><text:span text:style-name="T23">. </text:span><text:span text:style-name="T36">Expliqueu </text:span><text:span text:style-name="T23">com ho heu fet. </text:span><text:span text:style-name="T15"><text:s/></text:span><text:span text:style-name="T19">(</text:span><text:span text:style-name="T20">0,5</text:span><text:span text:style-name="T19"> punt</text:span><text:span text:style-name="T20">s</text:span><text:span text:style-name="T19">)</text:span></text:p>
        </text:list-item>
        <text:list-item>
          <text:p text:style-name="P26"><text:span text:style-name="T23">Dins d'aquesta carpeta creeu una altre, </text:span><text:span text:style-name="T25">que es dirà PROTEGITS</text:span><text:span text:style-name="T23">, </text:span><text:span text:style-name="T26">D</text:span><text:span text:style-name="T23">:\</text:span><text:span text:style-name="T27">apunts</text:span><text:span text:style-name="T23">\PROTEGI</text:span><text:span text:style-name="T25">TS</text:span><text:span text:style-name="T23">. Apliqueu els permisos necessaris per tal que l'usuari que heu creat tingui accés total i el grup </text:span><text:span text:style-name="T28">alumnes </text:span><text:span text:style-name="T23">no hi pugui entrar. </text:span><text:span text:style-name="T36">Expliqueu</text:span><text:span text:style-name="T23"> quin</text:span><text:span text:style-name="T28">s</text:span><text:span text:style-name="T23"> són aquests permisos i </text:span><text:span text:style-name="T36">mos</text:span><text:span text:style-name="T37">t</text:span><text:span text:style-name="T36">reu</text:span><text:span text:style-name="T23"> els permisos efectius de la carpeta PROTEGI</text:span><text:span text:style-name="T25">TS</text:span><text:span text:style-name="T23">.</text:span><text:span text:style-name="T45"> </text:span><text:span text:style-name="T15"><text:s/></text:span><text:span text:style-name="T16">(</text:span><text:span text:style-name="T18">0,75</text:span><text:span text:style-name="T16"> punt</text:span><text:span text:style-name="T18">s</text:span><text:span text:style-name="T16">)</text:span></text:p>
        </text:list-item>
        <text:list-item>
          <text:p text:style-name="P26"><text:span text:style-name="T33">Com faries per limitar el nombre d’usuaris que poden accedir simultàniament a eixa carpeta. Volem limitar l’accés com a màxim a 3 usuaris. Demostra com ho has fet. </text:span><text:span text:style-name="T19">(0,</text:span><text:span text:style-name="T20">2</text:span><text:span text:style-name="T19">5 punts)</text:span></text:p>
        </text:list-item>
        <text:list-item>
          <text:p text:style-name="P28"><text:soft-page-break/><text:span text:style-name="T33">Crea al servidor de dades dins de la unitat D: quatre carpetes amb noms «disc1», «disc2», «disc3» i «disc4» que tindran l’etiqueta de compartició del mateix nom. Volem que aquestes carpetes es muntin mitjançant un script de manera automàtica que estarà guardat al controlador de domini per als nous usuaris que es crearan en l’empresa d’ara en endavant. Com ho faries? Demostra-ho amb la creació de dos dos nous usuaris (amb el nom que vulguis!!)</text:span><text:span text:style-name="T22"> </text:span><text:span text:style-name="T19">(</text:span><text:span text:style-name="T22">1,5</text:span><text:span text:style-name="T19"> punt</text:span><text:span text:style-name="T22">s</text:span><text:span text:style-name="T19">)</text:span></text:p>
        </text:list-item>
        <text:list-item>
          <text:p text:style-name="P26"><text:span text:style-name="T45">Esbrina i respon: és cert que els permisos sobre un recurs només es poden aplicar quan està compartit? <text:s/></text:span><text:span text:style-name="T15"><text:s/></text:span><text:span text:style-name="T16">(0,</text:span><text:span text:style-name="T17">2</text:span><text:span text:style-name="T16">5 punts)</text:span></text:p>
        </text:list-item>
        <text:list-item>
          <text:p text:style-name="P26"><text:span text:style-name="T45">Esbrina i respon: Què implica que un usuari tingui concedit el permís de Control total sobre un recurs del controlador de domini? </text:span><text:span text:style-name="T16">(0,</text:span><text:span text:style-name="T17">2</text:span><text:span text:style-name="T16">5 punts)</text:span></text:p>
        </text:list-item>
        <text:list-item>
          <text:p text:style-name="P26"><text:span text:style-name="T45">Esbrina i respon: Si un usuari té concedit el permís de lectura sobre una carpeta compartida en el domini, pot crear noves carpetes dins del mateix? <text:s/></text:span><text:span text:style-name="T16">(0,</text:span><text:span text:style-name="T17">2</text:span><text:span text:style-name="T16">5 punts)</text:span></text:p>
        </text:list-item>
        <text:list-item>
          <text:p text:style-name="P26"><text:span text:style-name="T46">Esbrina i respon: Quins recursos es donen a compartir immediatament després de la instal·lació i promoció al controlador de domini d’un equip amb Windows Server? </text:span><text:span text:style-name="T16">(0,</text:span><text:span text:style-name="T17">2</text:span><text:span text:style-name="T16">5 punts)</text:span></text:p>
        </text:list-item>
        <text:list-item>
          <text:p text:style-name="P26"><text:span text:style-name="T34">Cas pràctic. Ets l'administrador central a nivell informàtic d’una empresa amb 15000 treballadors amb 10 seus arreu del mon. Els usuaris estan agrupats per grups de manera eficient. A cada seu hi ha un informàtic que depèn de tu que s’hauria d’encarregar de gestionar tots els permisos dels usuaris de la seua seu... Com ho faries per que cada informàtic local gestionés el seu grup sense donar-li el teu compte d’administrador general? </text:span><text:span text:style-name="T16"><text:s/></text:span><text:span text:style-name="T15"><text:s/></text:span><text:span text:style-name="T16">(0,</text:span><text:span text:style-name="T17">2</text:span><text:span text:style-name="T16">5 punts)</text:span></text:p>
        </text:list-item>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mic Sans MS" svg:font-family="'Comic Sans MS'" style:font-family-generic="script" style:font-pitch="variable"/>
    <style:font-face style:name="Courier New" svg:font-family="'Courier New'" style:font-family-generic="modern"/>
    <style:font-face style:name="DejaVu Sans" svg:font-family="'DejaVu Sans'" style:font-pitch="variable"/>
    <style:font-face style:name="DejaVu Sans1" svg:font-family="'DejaVu Sans'" style:font-family-generic="system" style:font-pitch="variable"/>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buntu" svg:font-family="Ubuntu"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ca" fo:country="ES"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ca" fo:country="ES"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aCosDeText" style:family="paragraph" style:parent-style-name="Text_20_body"/>
    <style:style style:name="WW8Num1z0" style:family="text">
      <style:text-properties style:font-name="Wingdings" fo:font-family="Wingdings" style:font-pitch="variable" style:font-charset="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Numbering_20_Symbols" style:display-name="Numbering Symbols" style:family="text">
      <style:text-properties style:font-name="Verdana" fo:font-family="Verdana"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
      <style:text-properties style:font-name="Verdana" officeooo:paragraph-rsid="001c47c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draw:frame draw:style-name="Mfr1" draw:name="Imagen1" text:anchor-type="paragraph" svg:x="-0.106cm" svg:y="0.026cm" svg:width="1.879cm" svg:height="1.984cm" draw:z-index="2"><draw:image xlink:href="Pictures/10000001000000470000004BF1B020FABAE2D3DE.png" xlink:type="simple" xlink:show="embed" xlink:actuate="onLoad" draw:mime-type="image/png"/></draw:frame><text:tab/><text:page-number text:select-page="current">3</text:page-number> de <text:page-count>3</text:page-count><text:tab/></text:p>
      </style:footer>
    </style:master-page>
    <style:master-page style:name="First_20_Page" style:display-name="First Page" style:page-layout-name="Mpm1" draw:style-name="Mdp1" style:next-style-name="Standard">
      <style:footer>
        <text:p text:style-name="Footnote"/>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UF3PT1 - Comparticó de recursos en Windows</dc:title>
    <meta:initial-creator>nuria</meta:initial-creator>
    <meta:creation-date>2010-10-06T16:20:00</meta:creation-date>
    <dc:date>2024-01-11T11:44:57.740000000</dc:date>
    <meta:editing-cycles>41</meta:editing-cycles>
    <meta:editing-duration>PT6H37M8S</meta:editing-duration>
    <meta:generator>LibreOffice/7.5.3.2$Windows_X86_64 LibreOffice_project/9f56dff12ba03b9acd7730a5a481eea045e468f3</meta:generator>
    <dc:creator>Victor Ramos</dc:creator>
    <meta:document-statistic meta:table-count="0" meta:image-count="2" meta:object-count="0" meta:page-count="3" meta:paragraph-count="48" meta:word-count="965" meta:character-count="5937" meta:non-whitespace-character-count="4854"/>
    <meta:user-defined meta:name="Informació 1"/>
    <meta:user-defined meta:name="Informació 2"/>
    <meta:user-defined meta:name="Informació 3"/>
    <meta:user-defined meta:name="Informació 4"/>
  </office:meta>
</office:document-meta>
</file>